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Tagebuch </text:p>
      <text:p text:style-name="Standard">13.01.2015</text:p>
      <text:p text:style-name="P1">Implementation von BulletPhysics statt JitterPhysics</text:p>
      <text:list xml:id="list1529292251894707272" text:style-name="L1">
        <text:list-item>
          <text:p text:style-name="P2">Erstelle neuen Namespace „Component.BulletPhysics“</text:p>
        </text:list-item>
        <text:list-item>
          <text:p text:style-name="P2">Erstelle Rigidbody klasse in neuem Namespace</text:p>
        </text:list-item>
        <text:list-item>
          <text:p text:style-name="P2">Verschiebe FPSController in neuen Namespace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13T23:06:23.62</meta:creation-date>
    <dc:date>2015-01-16T19:54:17.11</dc:date>
    <meta:editing-duration>PT2H47M4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6" meta:word-count="26" meta:character-count="215"/>
  </office:meta>
</office:document-meta>
</file>